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7431in"/>
    </style:style>
    <style:style style:name="Table1.B" style:family="table-column">
      <style:table-column-properties style:column-width="0.7438in"/>
    </style:style>
    <style:style style:name="Table1.C" style:family="table-column">
      <style:table-column-properties style:column-width="0.4507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5368in"/>
    </style:style>
    <style:style style:name="Table1.J" style:family="table-column">
      <style:table-column-properties style:column-width="0.748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23b89" officeooo:paragraph-rsid="00123b89"/>
    </style:style>
    <style:style style:name="P2" style:family="paragraph" style:parent-style-name="Standard">
      <style:paragraph-properties fo:text-align="start" style:justify-single-word="false"/>
      <style:text-properties officeooo:rsid="00123b89" officeooo:paragraph-rsid="00123b89"/>
    </style:style>
    <style:style style:name="P3" style:family="paragraph" style:parent-style-name="Standard">
      <style:paragraph-properties fo:text-align="start" style:justify-single-word="false"/>
      <style:text-properties officeooo:rsid="0012659c" officeooo:paragraph-rsid="00123b89"/>
    </style:style>
    <style:style style:name="P4" style:family="paragraph" style:parent-style-name="Table_20_Contents">
      <style:paragraph-properties fo:text-align="start" style:justify-single-word="false"/>
      <style:text-properties officeooo:rsid="0012659c" officeooo:paragraph-rsid="0012659c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12c34e" officeooo:paragraph-rsid="0012c34e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d246" officeooo:paragraph-rsid="0015d246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a90b2" officeooo:paragraph-rsid="004a90b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5908c4" officeooo:paragraph-rsid="005908c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5d246" officeooo:paragraph-rsid="0015d246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2e8f5" officeooo:paragraph-rsid="002017c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d4c65" officeooo:paragraph-rsid="0022e8f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383737" officeooo:paragraph-rsid="0038373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394448" officeooo:paragraph-rsid="0039444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4c32a4" officeooo:paragraph-rsid="004c32a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4f39e5" officeooo:paragraph-rsid="004d3c1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4faf0a" officeooo:paragraph-rsid="004faf0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50b6b9" officeooo:paragraph-rsid="0050b6b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50cc7c" officeooo:paragraph-rsid="0050cc7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52f62b" officeooo:paragraph-rsid="0052f62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54153c" officeooo:paragraph-rsid="0054153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560249" officeooo:paragraph-rsid="0056024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bold" officeooo:rsid="00383737" officeooo:paragraph-rsid="00383737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bold" officeooo:rsid="00394448" officeooo:paragraph-rsid="00394448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bold" officeooo:rsid="003b2939" officeooo:paragraph-rsid="003b293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bold" officeooo:rsid="003bdcd5" officeooo:paragraph-rsid="003bdcd5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bold" officeooo:rsid="004d3c12" officeooo:paragraph-rsid="004d3c12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rsid="0022e8f5" officeooo:paragraph-rsid="0022e8f5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d193" officeooo:paragraph-rsid="0056024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908c4" officeooo:paragraph-rsid="005908c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c99cf" officeooo:paragraph-rsid="005c99cf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60249" officeooo:paragraph-rsid="0056024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00453" officeooo:paragraph-rsid="0060045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7402e" officeooo:paragraph-rsid="0067402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bold" officeooo:rsid="005e9916" officeooo:paragraph-rsid="005e9916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54d2c8" officeooo:paragraph-rsid="0054d2c8" style:font-size-asian="14pt" style:font-weight-asian="normal" style:font-size-complex="14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164940" officeooo:paragraph-rsid="00164940"/>
    </style:style>
    <style:style style:name="P39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64940" officeooo:paragraph-rsid="00164940" style:font-weight-asian="bold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b34f7" officeooo:paragraph-rsid="001b34f7" style:font-weight-asian="bold" style:font-weight-complex="bold"/>
    </style:style>
    <style:style style:name="P41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e61b9" officeooo:paragraph-rsid="001e61b9" style:font-weight-asian="bold" style:font-weight-complex="bold"/>
    </style:style>
    <style:style style:name="P4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2017c3" officeooo:paragraph-rsid="002017c3" style:font-weight-asian="bold" style:font-weight-complex="bold"/>
    </style:style>
    <style:style style:name="P43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3b2939" officeooo:paragraph-rsid="003b2939" style:font-weight-asian="normal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bdcd5" officeooo:paragraph-rsid="003bdcd5" style:font-weight-asian="normal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00fbc" officeooo:paragraph-rsid="00400fbc" style:font-weight-asian="normal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1ec27" officeooo:paragraph-rsid="0041ec27" style:font-weight-asian="normal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29c64" officeooo:paragraph-rsid="00429c64" style:font-weight-asian="normal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3753f" officeooo:paragraph-rsid="0043753f" style:font-weight-asian="normal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453ab" officeooo:paragraph-rsid="004453ab" style:font-weight-asian="normal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5f043" officeooo:paragraph-rsid="0045f043" style:font-weight-asian="normal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a90b2" officeooo:paragraph-rsid="004a90b2" style:font-weight-asian="bold" style:font-weight-complex="bold"/>
    </style:style>
    <style:style style:name="P53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c32a4" officeooo:paragraph-rsid="004c32a4" style:font-weight-asian="bold" style:font-weight-complex="bold"/>
    </style:style>
    <style:style style:name="P54" style:family="paragraph" style:parent-style-name="Standard" style:list-style-name="L3">
      <style:paragraph-properties fo:text-align="start" style:justify-single-word="false"/>
      <style:text-properties fo:font-weight="normal" officeooo:rsid="003bdcd5" officeooo:paragraph-rsid="003bdcd5" style:font-weight-asian="normal" style:font-weight-complex="normal"/>
    </style:style>
    <style:style style:name="P55" style:family="paragraph" style:parent-style-name="Standard" style:list-style-name="L3">
      <style:paragraph-properties fo:text-align="start" style:justify-single-word="false"/>
      <style:text-properties fo:font-weight="normal" officeooo:rsid="003ec170" officeooo:paragraph-rsid="003ec170" style:font-weight-asian="normal" style:font-weight-complex="normal"/>
    </style:style>
    <style:style style:name="P56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3cbc" officeooo:paragraph-rsid="00593cbc" style:font-size-asian="10.5pt" style:font-weight-asian="normal" style:font-size-complex="12pt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7ecd" officeooo:paragraph-rsid="00597ecd" style:font-size-asian="10.5pt" style:font-weight-asian="normal" style:font-size-complex="12pt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acf5" officeooo:paragraph-rsid="0059acf5" style:font-size-asian="10.5pt" style:font-weight-asian="normal" style:font-size-complex="12pt" style:font-weight-complex="normal"/>
    </style:style>
    <style:style style:name="P59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14b0" officeooo:paragraph-rsid="005b14b0" style:font-size-asian="10.5pt" style:font-weight-asian="normal" style:font-size-complex="12pt" style:font-weight-complex="normal"/>
    </style:style>
    <style:style style:name="P60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3ca1" officeooo:paragraph-rsid="005b3ca1" style:font-size-asian="10.5pt" style:font-weight-asian="normal" style:font-size-complex="12pt" style:font-weight-complex="normal"/>
    </style:style>
    <style:style style:name="P61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dbe5" officeooo:paragraph-rsid="005bdbe5" style:font-size-asian="10.5pt" style:font-weight-asian="normal" style:font-size-complex="12pt" style:font-weight-complex="normal"/>
    </style:style>
    <style:style style:name="P62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c99cf" officeooo:paragraph-rsid="005c99cf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beb50" officeooo:paragraph-rsid="006beb50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4d929" officeooo:paragraph-rsid="0074d929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6521d" officeooo:paragraph-rsid="0076521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87114" officeooo:paragraph-rsid="00787114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74d929" officeooo:paragraph-rsid="0074d929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74d929" officeooo:paragraph-rsid="0074d929" style:font-size-asian="10.5pt" style:font-weight-asian="bold" style:font-size-complex="12pt" style:font-weight-complex="bold"/>
    </style:style>
    <style:style style:name="T1" style:family="text">
      <style:text-properties officeooo:rsid="001408e2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96258" style:font-weight-asian="normal" style:font-weight-complex="normal"/>
    </style:style>
    <style:style style:name="T5" style:family="text">
      <style:text-properties style:text-underline-style="none" fo:font-weight="normal" officeooo:rsid="001c2805" style:font-weight-asian="normal" style:font-weight-complex="normal"/>
    </style:style>
    <style:style style:name="T6" style:family="text">
      <style:text-properties style:text-underline-style="none" fo:font-weight="normal" officeooo:rsid="002931f4" style:font-weight-asian="normal" style:font-weight-complex="normal"/>
    </style:style>
    <style:style style:name="T7" style:family="text">
      <style:text-properties style:text-underline-style="none" fo:font-weight="normal" officeooo:rsid="002b048d" style:font-weight-asian="normal" style:font-weight-complex="normal"/>
    </style:style>
    <style:style style:name="T8" style:family="text">
      <style:text-properties style:text-underline-style="none" fo:font-weight="normal" officeooo:rsid="002be360" style:font-weight-asian="normal" style:font-weight-complex="normal"/>
    </style:style>
    <style:style style:name="T9" style:family="text">
      <style:text-properties style:text-underline-style="none" fo:font-weight="normal" officeooo:rsid="002d4c65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b048d" style:font-weight-asian="bold" style:font-weight-complex="bold"/>
    </style:style>
    <style:style style:name="T12" style:family="text">
      <style:text-properties style:text-underline-style="none" officeooo:rsid="001c2805"/>
    </style:style>
    <style:style style:name="T13" style:family="text">
      <style:text-properties style:text-underline-style="none" officeooo:rsid="003d3704"/>
    </style:style>
    <style:style style:name="T14" style:family="text">
      <style:text-properties officeooo:rsid="001dbe9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c32a4" style:font-weight-asian="normal" style:font-weight-complex="normal"/>
    </style:style>
    <style:style style:name="T17" style:family="text">
      <style:text-properties fo:font-weight="normal" officeooo:rsid="004f39e5" style:font-weight-asian="normal" style:font-weight-complex="normal"/>
    </style:style>
    <style:style style:name="T18" style:family="text">
      <style:text-properties officeooo:rsid="0050b6b9"/>
    </style:style>
    <style:style style:name="T19" style:family="text">
      <style:text-properties officeooo:rsid="0050cc7c"/>
    </style:style>
    <style:style style:name="T20" style:family="text">
      <style:text-properties officeooo:rsid="0050d4ac"/>
    </style:style>
    <style:style style:name="T21" style:family="text">
      <style:text-properties officeooo:rsid="00526ab3"/>
    </style:style>
    <style:style style:name="T22" style:family="text">
      <style:text-properties officeooo:rsid="0052f62b"/>
    </style:style>
    <style:style style:name="T23" style:family="text">
      <style:text-properties officeooo:rsid="0053fe3b"/>
    </style:style>
    <style:style style:name="T24" style:family="text">
      <style:text-properties fo:font-size="12pt" style:font-size-asian="10.5pt" style:font-size-complex="12pt"/>
    </style:style>
    <style:style style:name="T25" style:family="text">
      <style:text-properties fo:font-size="12pt" officeooo:rsid="00560e3e" style:font-size-asian="10.5pt" style:font-size-complex="12pt"/>
    </style:style>
    <style:style style:name="T26" style:family="text">
      <style:text-properties fo:font-size="12pt" officeooo:rsid="00566696" style:font-size-asian="10.5pt" style:font-size-complex="12pt"/>
    </style:style>
    <style:style style:name="T27" style:family="text">
      <style:text-properties fo:font-size="12pt" officeooo:rsid="0054d2c8" style:font-size-asian="10.5pt" style:font-size-complex="12pt"/>
    </style:style>
    <style:style style:name="T28" style:family="text">
      <style:text-properties fo:font-size="12pt" officeooo:rsid="0057229e" style:font-size-asian="10.5pt" style:font-size-complex="12pt"/>
    </style:style>
    <style:style style:name="T29" style:family="text">
      <style:text-properties fo:font-size="12pt" officeooo:rsid="0058d193" style:font-size-asian="10.5pt" style:font-size-complex="12pt"/>
    </style:style>
    <style:style style:name="T30" style:family="text">
      <style:text-properties officeooo:rsid="0060ccd9"/>
    </style:style>
    <style:style style:name="T31" style:family="text">
      <style:text-properties officeooo:rsid="0060d2ed"/>
    </style:style>
    <style:style style:name="T32" style:family="text">
      <style:text-properties officeooo:rsid="006140f2"/>
    </style:style>
    <style:style style:name="T33" style:family="text">
      <style:text-properties officeooo:rsid="0064285d"/>
    </style:style>
    <style:style style:name="T34" style:family="text">
      <style:text-properties officeooo:rsid="00652caa"/>
    </style:style>
    <style:style style:name="T35" style:family="text">
      <style:text-properties officeooo:rsid="006902d1"/>
    </style:style>
    <style:style style:name="T36" style:family="text">
      <style:text-properties officeooo:rsid="0069b5b8"/>
    </style:style>
    <style:style style:name="T37" style:family="text">
      <style:text-properties officeooo:rsid="006c3512"/>
    </style:style>
    <style:style style:name="T38" style:family="text">
      <style:text-properties officeooo:rsid="006d6c72"/>
    </style:style>
    <style:style style:name="T39" style:family="text">
      <style:text-properties officeooo:rsid="006e5f4c"/>
    </style:style>
    <style:style style:name="T40" style:family="text">
      <style:text-properties officeooo:rsid="006eea27"/>
    </style:style>
    <style:style style:name="T41" style:family="text">
      <style:text-properties officeooo:rsid="0070527a"/>
    </style:style>
    <style:style style:name="T42" style:family="text">
      <style:text-properties officeooo:rsid="00720123"/>
    </style:style>
    <style:style style:name="T43" style:family="text">
      <style:text-properties officeooo:rsid="007869bb"/>
    </style:style>
    <style:style style:name="T44" style:family="text">
      <style:text-properties officeooo:rsid="0079b24f"/>
    </style:style>
    <style:style style:name="T45" style:family="text">
      <style:text-properties officeooo:rsid="007aa90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rendedorismo productivo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 table:number-columns-repeated="4"/>
        <table:table-column table:style-name="Table1.J"/>
        <table:table-row table:style-name="TableLine93987174987824">
          <table:table-cell table:style-name="Table1.A1" office:value-type="string">
            <text:p text:style-name="P4">N cliente</text:p>
          </table:table-cell>
          <table:table-cell table:style-name="Table1.A1" office:value-type="string">
            <text:p text:style-name="P4">Tipo de trabajo</text:p>
          </table:table-cell>
          <table:table-cell table:style-name="Table1.A1" table:number-columns-spanned="2" office:value-type="string">
            <text:p text:style-name="P4">Costo mat.</text:p>
          </table:table-cell>
          <table:covered-table-cell/>
          <table:table-cell table:style-name="Table1.A1" office:value-type="string">
            <text:p text:style-name="P4">Atencion Cliente</text:p>
          </table:table-cell>
          <table:table-cell table:style-name="Table1.A1" office:value-type="string">
            <text:p text:style-name="P4">Manofactura</text:p>
          </table:table-cell>
          <table:table-cell table:style-name="Table1.A1" office:value-type="string">
            <text:p text:style-name="P4">Plus por compl<text:span text:style-name="T1">jidad</text:span></text:p>
          </table:table-cell>
          <table:table-cell table:style-name="Table1.A1" office:value-type="string">
            <text:p text:style-name="P4">V. total</text:p>
          </table:table-cell>
          <table:table-cell table:style-name="Table1.A1" office:value-type="string">
            <text:p text:style-name="P4">Recibido</text:p>
          </table:table-cell>
          <table:table-cell table:style-name="Table1.J1" office:value-type="string">
            <text:p text:style-name="P4">Ganancia</text:p>
          </table:table-cell>
        </table:table-row>
        <table:table-row table:style-name="TableLine93987175120576">
          <table:table-cell table:style-name="Table1.A2" office:value-type="string">
            <text:p text:style-name="P4">Nora</text:p>
          </table:table-cell>
          <table:table-cell table:style-name="Table1.A2" office:value-type="string">
            <text:p text:style-name="P4">modis<text:span text:style-name="T14">ta</text:span></text:p>
          </table:table-cell>
          <table:table-cell table:style-name="Table1.A2" office:value-type="string">
            <text:p text:style-name="P4">mat</text:p>
          </table:table-cell>
          <table:table-cell table:style-name="Table1.A2" office:value-type="string">
            <text:p text:style-name="P4">insumos</text:p>
          </table:table-cell>
          <table:table-cell table:style-name="Table1.A2" office:value-type="string">
            <text:p text:style-name="P6">330</text:p>
          </table:table-cell>
          <table:table-cell table:style-name="Table1.A2" office:value-type="string">
            <text:p text:style-name="P6">500</text:p>
          </table:table-cell>
          <table:table-cell table:style-name="Table1.A2" office:value-type="string">
            <text:p text:style-name="P6">100</text:p>
          </table:table-cell>
          <table:table-cell table:style-name="Table1.A2" office:value-type="string">
            <text:p text:style-name="P6">1130</text:p>
          </table:table-cell>
          <table:table-cell table:style-name="Table1.A2" office:value-type="string">
            <text:p text:style-name="P5">----------</text:p>
          </table:table-cell>
          <table:table-cell table:style-name="Table1.J2" office:value-type="string">
            <text:p text:style-name="P6">500</text:p>
            <text:p text:style-name="P6">1000</text:p>
          </table:table-cell>
        </table:table-row>
        <table:table-row table:style-name="TableLine93987175125344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20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J2" office:value-type="string">
            <text:p text:style-name="P5"/>
          </table:table-cell>
        </table:table-row>
        <table:table-row table:style-name="TableLine93987175126864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J2" office:value-type="string">
            <text:p text:style-name="P5"/>
          </table:table-cell>
        </table:table-row>
      </table:table>
      <text:p text:style-name="P3"/>
      <text:p text:style-name="P7"><text:span text:style-name="T10">Emprendedorismo</text:span><text:span text:style-name="T2">: Se puede dar una definición estableciendo que un emprendedor es aquella persona que a convertido una idea en un proyecto concreto, ya sea una empresa con fines de lucro o una organización social, que esta generando algún tipo de innovación y empleos.</text:span></text:p>
      <text:p text:style-name="P10">Sin embargo, es importante señalar algunas otras definiciones especificas que se han generado en torno a la cultura emprendedora.</text:p>
      <text:p text:style-name="P10"/>
      <text:list xml:id="list4195449197" text:style-name="L1">
        <text:list-item>
          <text:p text:style-name="P38"><text:span text:style-name="T10">Definición económica de emprendedor: </text:span><text:span text:style-name="T2">realiza cambios de recursos de una zona de bajo rendimiento a una de alta productividad.</text:span></text:p>
        </text:list-item>
        <text:list-item>
          <text:p text:style-name="P39"><text:span text:style-name="T2">Definición pragmática de emprendedor: </text:span><text:span text:style-name="T3">Es una persona que inicia su propio negocio </text:span><text:span text:style-name="T4">y pequeño</text:span></text:p>
        </text:list-item>
        <text:list-item>
          <text:p text:style-name="P40"><text:span text:style-name="T2">Definición operativa de emprendedor:</text:span><text:span text:style-name="T3"> Aplica su talento creador e innovador para iniciar su propia empresa </text:span><text:span text:style-name="T5">o en grande ser una ya existente.</text:span></text:p>
        </text:list-item>
        <text:list-item>
          <text:p text:style-name="P41"><text:span text:style-name="T12">Definición</text:span><text:span text:style-name="T2"> general de emprendedor: </text:span><text:span text:style-name="T3">El que hace que las cosas sucedan.</text:span></text:p>
        </text:list-item>
        <text:list-item>
          <text:p text:style-name="P42"><text:span text:style-name="T2">Definición popular de emprendedor: </text:span><text:span text:style-name="T3">Del dicho al hecho hay un gran emprendedor</text:span></text:p>
        </text:list-item>
        <text:list-item>
          <text:p text:style-name="P42"><text:span text:style-name="T2">Definición política de emprendedor: </text:span><text:span text:style-name="T3">Es aquel que se esfuerza por convertir sus sueños en realidad. </text:span></text:p>
        </text:list-item>
      </text:list>
      <text:p text:style-name="P11"/>
      <text:p text:style-name="P29"><text:span text:style-name="T3">Intuitivamente se puede pensar que es el proceso de crear una nueva riqueza. Definen al emprendedorismo como las actividades de un individuo o grupo dirigidos a iniciar actividades económicas en el sector formal bajo una forma legal de negocios. </text:span><text:span text:style-name="T6">Esta definición deja afuera </text:span><text:span text:style-name="T7">a todas aquellas personas que realizan actividades dentro del sector </text:span><text:span text:style-name="T11">informal </text:span><text:span text:style-name="T7">de la económica. </text:span><text:span text:style-name="T8">También se define emprendedorismo como cualquier intento llevado a cabo por los individuos de empezar una nueva empresa incluyendo cualquier intento de volverse auto-empleado. </text:span><text:span text:style-name="T9">Incorpora categorías como los vendedores ambulantes o taxistas que busca en estos oficios auto-empleo y la subsistencia. Y otras como el estudiante que genera una nueva tecnología y decide formar una empresa para comercializar. </text:span></text:p>
      <text:p text:style-name="P12"/>
      <text:p text:style-name="P24">Características del emprendedor:</text:p>
      <text:p text:style-name="P13"/>
      <text:p text:style-name="P14">Los emprendedores no son iguales, no obstante se puede mencionar algunas características esenciales que los emprendedores deben poseer para alcanzar sus objetivos</text:p>
      <text:p text:style-name="P25"/>
      <text:p text:style-name="P26">Valores:</text:p>
      <text:list xml:id="list434809534" text:style-name="L2">
        <text:list-item>
          <text:p text:style-name="P43">Honestidad</text:p>
        </text:list-item>
        <text:list-item>
          <text:p text:style-name="P43">Solidaridad</text:p>
        </text:list-item>
        <text:list-item>
          <text:p text:style-name="P43">Responsabilidad</text:p>
        </text:list-item>
        <text:list-item>
          <text:p text:style-name="P43">Amistad</text:p>
        </text:list-item>
        <text:list-item>
          <text:p text:style-name="P43">Excelencia</text:p>
        </text:list-item>
      </text:list>
      <text:p text:style-name="P27"/>
      <text:p text:style-name="P27"/>
      <text:p text:style-name="P27"><text:soft-page-break/>Actitudes del emprendedor:</text:p>
      <text:list xml:id="list3979569846" text:style-name="L3">
        <text:list-item>
          <text:p text:style-name="P44">Tener los objetivos claros en la vida</text:p>
        </text:list-item>
        <text:list-item>
          <text:p text:style-name="P44">Creer en el propio proyecto</text:p>
        </text:list-item>
        <text:list-item>
          <text:p text:style-name="P54"><text:span text:style-name="T2">Las cosas no suceden por si solas </text:span><text:span text:style-name="T13">sino que uno mismo hacen que sucedan</text:span></text:p>
        </text:list-item>
        <text:list-item>
          <text:p text:style-name="P55"><text:span text:style-name="T13">D</text:span><text:span text:style-name="T2">edicar todo el tiempo, recurso y esfuerzo necesario para lograr nuestros objetivos</text:span></text:p>
        </text:list-item>
        <text:list-item>
          <text:p text:style-name="P45">Es necesario tomar riesgos en la vida y disfrutar de los desafíos</text:p>
        </text:list-item>
        <text:list-item>
          <text:p text:style-name="P46">Disponer de gran energía</text:p>
        </text:list-item>
        <text:list-item>
          <text:p text:style-name="P46">Saber que actuar con honestidad es beneficioso </text:p>
        </text:list-item>
        <text:list-item>
          <text:p text:style-name="P46">Valorar la perseverancia y el esfuerzo</text:p>
        </text:list-item>
        <text:list-item>
          <text:p text:style-name="P47">Comprometerse a trabajar con ética</text:p>
        </text:list-item>
        <text:list-item>
          <text:p text:style-name="P47">Comprometerse con los factores ambientales y sociales</text:p>
        </text:list-item>
        <text:list-item>
          <text:p text:style-name="P48">Comprometerse a tener una estabilidad en las relaciones personales</text:p>
        </text:list-item>
        <text:list-item>
          <text:p text:style-name="P49">Ser buen comunicador</text:p>
        </text:list-item>
        <text:list-item>
          <text:p text:style-name="P49">Ver al fracaso como el camino hacia el éxito</text:p>
        </text:list-item>
        <text:list-item>
          <text:p text:style-name="P50">Adquirir conocimientos técnicos</text:p>
        </text:list-item>
        <text:list-item>
          <text:p text:style-name="P51">Ser consciente de que el primer capital y el mas importante en un emprendimiento es uno mismo</text:p>
        </text:list-item>
      </text:list>
      <text:p text:style-name="P15"/>
      <text:p text:style-name="P8">Tipos de emprendedor:</text:p>
      <text:list xml:id="list1820011136" text:style-name="L4">
        <text:list-item>
          <text:p text:style-name="P52">Intrapreneur<text:span text:style-name="T15">: Este tipo de emprendedor es el que aplica su talento dentro de la organizació</text:span><text:span text:style-name="T16">n</text:span></text:p>
        </text:list-item>
        <text:list-item>
          <text:p text:style-name="P53">Interpreneur<text:span text:style-name="T15">: Es el que crea su propia empresa o desarrolla su propio emprendimiento. No hay que olvidar que dentro de cada empresa que se inicia o comienza esta el emprendedor que lo hizo posible, pudiendo ser: un emprendedor económico, social, tecnológico, altruista, político.</text:span></text:p>
        </text:list-item>
      </text:list>
      <text:p text:style-name="P16"/>
      <text:p text:style-name="P28"><text:span text:style-name="T15">El emprendedorismo tiene distintos planos para ser analizado. Por un lado están las motivaciones personales que llevan a los individuos a realizar sus propios emprendimientos </text:span><text:span text:style-name="T17">y por otro lado tenemos el impacto que el sector de los emprendedores puede generar en la sociedad a través de la generación de riqueza, el empleo o el pago de impuestos, etc.</text:span></text:p>
      <text:p text:style-name="P17"/>
      <text:p text:style-name="P18">Es importante apoyar la actividad emprendedora a traves de políticas publicas <text:span text:style-name="T18">que permita la gestación, desarrollo y expansión de esta actividad.</text:span></text:p>
      <text:p text:style-name="P19">Desde hace algunos años se observa que algunos gobiernos impulsan programas de fomento al desarrollo emprendedor en forma profesional y sistemática <text:span text:style-name="T19">motivados por las razones antes expuestas pero principalmente como un mecanismo para la generación de empleo que estos puedan crear disminuyendo la desocupación y la pobreza.</text:span></text:p>
      <text:p text:style-name="P20"/>
      <text:p text:style-name="P20">Estas políticas publicas que vienen desarrollando algunos gobiernos contemplan programas e instrumentos que van desde disminuir la burocracia a la hora de registrar una nueva empresa <text:span text:style-name="T20">pasando por la reducción del pago de impuestos durante los primeros años de la creación del emprendimiento a la facilitacion de la contratación del personal. </text:span><text:span text:style-name="T21">Programas e instrumentos, acciones de formación, capacitación, asesoramiento, incubación, </text:span><text:span text:style-name="T22">etc. Apoyar la competitividad.</text:span></text:p>
      <text:p text:style-name="P21"/>
      <text:p text:style-name="P21">Es necesario que el estado defina qué y cómo <text:span text:style-name="T23">fomentar en función del medio ambiente y que sea sustentable en el tiempo. Tiene un costo nacional, provincial y municipal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22"><text:soft-page-break/>28/4</text:p>
      <text:p text:style-name="P22"/>
      <text:p text:style-name="P37">Que es el emprendedorismo?</text:p>
      <text:p text:style-name="P37"/>
      <text:p text:style-name="P33">A tal interrogante corresponde las siguientes afirmaciones: </text:p>
      <text:p text:style-name="P33"/>
      <text:p text:style-name="P23"><text:span text:style-name="T24">Los que los emprendedores ven y los que otros no ven. </text:span><text:span text:style-name="T25">Donde otros ven problemas, el emprendedor ve oportunidades. Lo que para otros </text:span><text:span text:style-name="T26">constituye círculos viciosos para él son solo primeros pasos de su proyecto</text:span><text:span text:style-name="T27">. </text:span><text:span text:style-name="T28">Lo que para otros depende de la suerte, para el depende de si mismo. </text:span><text:span text:style-name="T29">Los talleres del emprendedorismo trabajan sobre la motivación y el comportamiento del individuo a fin de hacer prender en ellos la idea de generación de empresas</text:span></text:p>
      <text:p text:style-name="P30"/>
      <text:p text:style-name="P9"><text:span text:style-name="T29">L</text:span><text:span text:style-name="T24">os hábitos de los emprendedores</text:span></text:p>
      <text:p text:style-name="P31"/>
      <text:list xml:id="list487388638" text:style-name="L5">
        <text:list-item>
          <text:p text:style-name="P56">Ser persistente</text:p>
        </text:list-item>
        <text:list-item>
          <text:p text:style-name="P56">Buscar oportunidades</text:p>
        </text:list-item>
        <text:list-item>
          <text:p text:style-name="P57">Cumplir sus compromisos</text:p>
        </text:list-item>
        <text:list-item>
          <text:p text:style-name="P57">Exigir eficiencia y calidad</text:p>
        </text:list-item>
        <text:list-item>
          <text:p text:style-name="P57">Correr riesgos calculados</text:p>
        </text:list-item>
        <text:list-item>
          <text:p text:style-name="P58">Fijar metas</text:p>
        </text:list-item>
        <text:list-item>
          <text:p text:style-name="P59">Buscar información</text:p>
        </text:list-item>
        <text:list-item>
          <text:p text:style-name="P60">Planificar sistemáticamente</text:p>
        </text:list-item>
        <text:list-item>
          <text:p text:style-name="P61">Ser persuasivo y construir redes apoyo</text:p>
        </text:list-item>
        <text:list-item>
          <text:p text:style-name="P62">Confiar en si mismo</text:p>
        </text:list-item>
      </text:list>
      <text:p text:style-name="P32"/>
      <text:p text:style-name="P36">Fecha de examen 19/5</text:p>
      <text:p text:style-name="P36"/>
      <text:p text:style-name="P34">El emprendedor social prioriza la lucha contra la exclusión sociolaboral mediante el desarrollo empresariales en los que se unen la viabilidad <text:span text:style-name="T30">técnica y financiera (negocio posible y rentable) con la utilidad social (herramienta del servicio de la inserción sociolaboral). </text:span><text:span text:style-name="T31">El objetivo del trabajo es definir la figura del emprendedor social, diferenciandolo del resto de los emprendedores </text:span><text:span text:style-name="T32">y delimitar su ámbito de actuación entorno al concepto de inserción sociolaboral. </text:span><text:span text:style-name="T33">Se analiza también las empresas a traves de las cuales el emprendedor social realiza su función, </text:span><text:span text:style-name="T34">en especial aquellas que forman de denominada nueva economía social.</text:span></text:p>
      <text:p text:style-name="P34"/>
      <text:p text:style-name="P35">Ser emprendedor social no es trabajar de forma voluntariosa en una actividad <text:span text:style-name="T35">necesaria para la sociedad. Eso podría ser el alma, la misión, </text:span><text:span text:style-name="T36">pero emprender en el campo social implica también dotar de una estructura de gestión y maximisacion de los recursos. Así, se podrá dedicar los recursos necesarios para acometer la misión y objetivos de proyecto.</text:span></text:p>
      <text:p text:style-name="P35"/>
      <text:p text:style-name="P63">Los emprendedores sociales pueden y deben ganarse muy bien la vida, <text:span text:style-name="T37">igual que los que se dedican al campo empresarial, tecnológico, científico, cultural, etc, </text:span><text:span text:style-name="T38">y su remuneración tanto a nivel personal como de beneficios de proyecto tienen que ser optimas </text:span><text:span text:style-name="T39">y si pueden ser abundantes mejor. </text:span><text:span text:style-name="T40">Luego cada uno es libre de hacer con su dinero lo que mas le convenga, reinvirtiendolo, otorgando becas o donandolo todo si es necesario. </text:span><text:span text:style-name="T41">No confundamos el fin ultimo que es ayudar al progimo con la gestión optima de los recursos. </text:span><text:span text:style-name="T42">Esto ultimo permite poder gestionar bien el proyecto.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8"><text:soft-page-break/>Emprendedorismo social:</text:p>
      <text:p text:style-name="P64"/>
      <text:p text:style-name="P64">Son negocios basados en el capital humano e intelectual, en los que la creatividad juega un papel fundamental y poseen una doble naturaleza: económico por un lado, en tanto y en cuanto su finalidad es la generación de riqueza, empleo y cultural, ya que reflejan en sus creaciones valores propios del contexto en que se sitúan.</text:p>
      <text:p text:style-name="P64"/>
      <text:p text:style-name="P65">Si bien tienen proyecciones comerciales y visión estrategica, el emprendedor prioriza el concepto y contenido simbólico de sus <text:span text:style-name="T43">productos y la coherencia de estos valores en el proceso de producción, distribución y comercialización.</text:span></text:p>
      <text:p text:style-name="P65"/>
      <text:p text:style-name="P66">El sector esta compuesto por los emprendimientos pertenecientes a los medios audiovisuales, los vinculados con el diseño de todas sus aplicaciones, la industria editorial, las artes escénicas, <text:span text:style-name="T44">la música, las artes visuales </text:span><text:span text:style-name="T45">y las artesanías, los productos y servicios derivados de museos y otros sitios patrimoniales, las festividades, entre otr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9:37:12.573866753</meta:creation-date>
    <dc:date>2022-05-05T19:55:04.918974168</dc:date>
    <meta:editing-duration>PT4H33M37S</meta:editing-duration>
    <meta:editing-cycles>86</meta:editing-cycles>
    <meta:generator>LibreOffice/7.3.2.2$Linux_X86_64 LibreOffice_project/30$Build-2</meta:generator>
    <meta:document-statistic meta:table-count="1" meta:image-count="0" meta:object-count="0" meta:page-count="4" meta:paragraph-count="87" meta:word-count="1287" meta:character-count="8150" meta:non-whitespace-character-count="6984"/>
  </office:meta>
</office:document-meta>
</file>